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f31e" officeooo:paragraph-rsid="000df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0.3.2$Windows_x86 LibreOffice_project/e5f16313668ac592c1bfb310f4390624e3dbfb75</meta:generator>
    <dc:date>2019-12-03T10:44:03.902000000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